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end" fo:text-indent="0.5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" style:parent-style-name="DefaultParagraphFont" style:family="text">
      <style:text-properties style:font-name="Calibri" style:font-name-asian="Calibri" style:font-name-complex="Calibri"/>
    </style:style>
    <style:style style:name="TableColumn7" style:family="table-column">
      <style:table-column-properties style:column-width="1.125in" style:use-optimal-column-width="false"/>
    </style:style>
    <style:style style:name="TableColumn8" style:family="table-column">
      <style:table-column-properties style:column-width="5.1354in" style:use-optimal-column-width="false"/>
    </style:style>
    <style:style style:name="Table6" style:family="table">
      <style:table-properties style:width="6.2604in" fo:margin-left="0in" table:align="left"/>
    </style:style>
    <style:style style:name="TableRow9" style:family="table-row">
      <style:table-row-properties style:min-row-height="0.2083in"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P16" style:parent-style-name="Normal" style:family="paragraph">
      <style:paragraph-properties fo:margin-bottom="0in"/>
    </style:style>
    <style:style style:name="T17" style:parent-style-name="DefaultParagraphFont" style:family="text">
      <style:text-properties style:font-name="Calibri" style:font-name-asian="Calibri" style:font-name-complex="Calibri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T19" style:parent-style-name="DefaultParagraphFont" style:family="text">
      <style:text-properties style:font-name="Calibri" style:font-name-asian="Calibri" style:font-name-complex="Calibri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T21" style:parent-style-name="DefaultParagraphFont" style:family="text">
      <style:text-properties style:font-name="Calibri" style:font-name-asian="Calibri" style:font-name-complex="Calibri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Calibri" style:font-name-asian="Calibri" style:font-name-complex="Calibri"/>
    </style:style>
    <style:style style:name="T24" style:parent-style-name="DefaultParagraphFont" style:family="text">
      <style:text-properties style:font-name="Calibri" style:font-name-asian="Calibri" style:font-name-complex="Calibri"/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T26" style:parent-style-name="DefaultParagraphFont" style:family="text">
      <style:text-properties style:font-name="Calibri" style:font-name-asian="Calibri" style:font-name-complex="Calibri"/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P28" style:parent-style-name="Normal" style:family="paragraph">
      <style:paragraph-properties fo:margin-bottom="0in"/>
    </style:style>
    <style:style style:name="T29" style:parent-style-name="DefaultParagraphFont" style:family="text">
      <style:text-properties style:font-name="Calibri" style:font-name-asian="Calibri" style:font-name-complex="Calibri"/>
    </style:style>
    <style:style style:name="T30" style:parent-style-name="DefaultParagraphFont" style:family="text">
      <style:text-properties style:font-name="Calibri" style:font-name-asian="Calibri" style:font-name-complex="Calibri"/>
    </style:style>
    <style:style style:name="T31" style:parent-style-name="DefaultParagraphFont" style:family="text">
      <style:text-properties style:font-name="Calibri" style:font-name-asian="Calibri" style:font-name-complex="Calibri"/>
    </style:style>
    <style:style style:name="T32" style:parent-style-name="DefaultParagraphFont" style:family="text">
      <style:text-properties style:font-name="Calibri" style:font-name-asian="Calibri" style:font-name-complex="Calibri"/>
    </style:style>
    <style:style style:name="T33" style:parent-style-name="DefaultParagraphFont" style:family="text">
      <style:text-properties style:font-name="Calibri" style:font-name-asian="Calibri" style:font-name-complex="Calibri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Calibri" style:font-name-asian="Calibri" style:font-name-complex="Calibri"/>
    </style:style>
    <style:style style:name="T36" style:parent-style-name="DefaultParagraphFont" style:family="text">
      <style:text-properties style:font-name="Calibri" style:font-name-asian="Calibri" style:font-name-complex="Calibri"/>
    </style:style>
    <style:style style:name="T37" style:parent-style-name="DefaultParagraphFont" style:family="text">
      <style:text-properties style:font-name="Calibri" style:font-name-asian="Calibri" style:font-name-complex="Calibri"/>
    </style:style>
    <style:style style:name="T38" style:parent-style-name="DefaultParagraphFont" style:family="text">
      <style:text-properties style:font-name="Calibri" style:font-name-asian="Calibri" style:font-name-complex="Calibri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Calibri" style:font-name-asian="Calibri" style:font-name-complex="Calibri"/>
    </style:style>
    <style:style style:name="T41" style:parent-style-name="DefaultParagraphFont" style:family="text">
      <style:text-properties style:font-name="Calibri" style:font-name-asian="Calibri" style:font-name-complex="Calibri"/>
    </style:style>
    <style:style style:name="T42" style:parent-style-name="DefaultParagraphFont" style:family="text">
      <style:text-properties style:font-name="Calibri" style:font-name-asian="Calibri" style:font-name-complex="Calibri"/>
    </style:style>
    <style:style style:name="T43" style:parent-style-name="DefaultParagraphFont" style:family="text">
      <style:text-properties style:font-name="Calibri" style:font-name-asian="Calibri" style:font-name-complex="Calibri"/>
    </style:style>
    <style:style style:name="P44" style:parent-style-name="Normal" style:family="paragraph">
      <style:paragraph-properties fo:margin-bottom="0in"/>
      <style:text-properties style:font-name="Calibri" style:font-name-asian="Calibri" style:font-name-complex="Calibri" fo:language="en" fo:country="US"/>
    </style:style>
    <style:style style:name="P45" style:parent-style-name="Normal" style:family="paragraph">
      <style:paragraph-properties fo:margin-bottom="0in"/>
    </style:style>
    <style:style style:name="T46" style:parent-style-name="DefaultParagraphFont" style:family="text">
      <style:text-properties style:font-name="Calibri" style:font-name-asian="Calibri" style:font-name-complex="Calibri"/>
    </style:style>
    <style:style style:name="P47" style:parent-style-name="Normal" style:family="paragraph">
      <style:paragraph-properties fo:margin-bottom="0in"/>
    </style:style>
    <style:style style:name="T48" style:parent-style-name="DefaultParagraphFont" style:family="text">
      <style:text-properties style:font-name="Calibri" style:font-name-asian="Calibri" style:font-name-complex="Calibri"/>
    </style:style>
    <style:style style:name="T49" style:parent-style-name="DefaultParagraphFont" style:family="text">
      <style:text-properties style:font-name="Calibri" style:font-name-asian="Calibri" style:font-name-complex="Calibri"/>
    </style:style>
    <style:style style:name="T50" style:parent-style-name="DefaultParagraphFont" style:family="text">
      <style:text-properties style:font-name="Calibri" style:font-name-asian="Calibri" style:font-name-complex="Calibri"/>
    </style:style>
    <style:style style:name="T51" style:parent-style-name="DefaultParagraphFont" style:family="text">
      <style:text-properties style:font-name="Calibri" style:font-name-asian="Calibri" style:font-name-complex="Calibri"/>
    </style:style>
    <style:style style:name="T52" style:parent-style-name="DefaultParagraphFont" style:family="text">
      <style:text-properties style:font-name="Calibri" style:font-name-asian="Calibri" style:font-name-complex="Calibri"/>
    </style:style>
    <style:style style:name="T53" style:parent-style-name="DefaultParagraphFont" style:family="text">
      <style:text-properties style:font-name="Calibri" style:font-name-asian="Calibri" style:font-name-complex="Calibri"/>
    </style:style>
    <style:style style:name="T54" style:parent-style-name="DefaultParagraphFont" style:family="text">
      <style:text-properties style:font-name="Calibri" style:font-name-asian="Calibri" style:font-name-complex="Calibri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style:font-name="Calibri" style:font-name-asian="Calibri" style:font-name-complex="Calibri"/>
    </style:style>
    <style:style style:name="T57" style:parent-style-name="DefaultParagraphFont" style:family="text">
      <style:text-properties style:font-name="Calibri" style:font-name-asian="Calibri" style:font-name-complex="Calibri"/>
    </style:style>
    <style:style style:name="T58" style:parent-style-name="DefaultParagraphFont" style:family="text">
      <style:text-properties style:font-name="Calibri" style:font-name-asian="Calibri" style:font-name-complex="Calibri"/>
    </style:style>
    <style:style style:name="T59" style:parent-style-name="DefaultParagraphFont" style:family="text">
      <style:text-properties style:font-name="Calibri" style:font-name-asian="Calibri" style:font-name-complex="Calibri"/>
    </style:style>
    <style:style style:name="P60" style:parent-style-name="Normal" style:family="paragraph">
      <style:paragraph-properties fo:margin-bottom="0in"/>
    </style:style>
    <style:style style:name="T61" style:parent-style-name="DefaultParagraphFont" style:family="text">
      <style:text-properties style:font-name="Calibri" style:font-name-asian="Calibri" style:font-name-complex="Calibri"/>
    </style:style>
    <style:style style:name="T62" style:parent-style-name="DefaultParagraphFont" style:family="text">
      <style:text-properties style:font-name="Calibri" style:font-name-asian="Calibri" style:font-name-complex="Calibri"/>
    </style:style>
    <style:style style:name="T63" style:parent-style-name="DefaultParagraphFont" style:family="text">
      <style:text-properties style:font-name="Calibri" style:font-name-asian="Calibri" style:font-name-complex="Calibri"/>
    </style:style>
    <style:style style:name="T64" style:parent-style-name="DefaultParagraphFont" style:family="text">
      <style:text-properties style:font-name="Calibri" style:font-name-asian="Calibri" style:font-name-complex="Calibri"/>
    </style:style>
    <style:style style:name="P65" style:parent-style-name="Normal" style:family="paragraph">
      <style:paragraph-properties fo:margin-bottom="0in"/>
    </style:style>
    <style:style style:name="T66" style:parent-style-name="DefaultParagraphFont" style:family="text">
      <style:text-properties style:font-name="Calibri" style:font-name-asian="Calibri" style:font-name-complex="Calibri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style:font-name="Calibri" style:font-name-asian="Calibri" style:font-name-complex="Calibri"/>
    </style:style>
    <style:style style:name="P69" style:parent-style-name="Normal" style:family="paragraph">
      <style:paragraph-properties fo:margin-bottom="0in"/>
    </style:style>
    <style:style style:name="T70" style:parent-style-name="DefaultParagraphFont" style:family="text">
      <style:text-properties style:font-name="Calibri" style:font-name-asian="Calibri" style:font-name-complex="Calibri"/>
    </style:style>
    <style:style style:name="T71" style:parent-style-name="DefaultParagraphFont" style:family="text">
      <style:text-properties style:font-name="Calibri" style:font-name-asian="Calibri" style:font-name-complex="Calibri"/>
    </style:style>
    <style:style style:name="T72" style:parent-style-name="DefaultParagraphFont" style:family="text">
      <style:text-properties style:font-name="Calibri" style:font-name-asian="Calibri" style:font-name-complex="Calibri"/>
    </style:style>
    <style:style style:name="T73" style:parent-style-name="DefaultParagraphFont" style:family="text">
      <style:text-properties style:font-name="Calibri" style:font-name-asian="Calibri" style:font-name-complex="Calibri"/>
    </style:style>
    <style:style style:name="T74" style:parent-style-name="DefaultParagraphFont" style:family="text">
      <style:text-properties style:font-name="Calibri" style:font-name-asian="Calibri" style:font-name-complex="Calibri"/>
    </style:style>
    <style:style style:name="P7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Calibri" style:font-name-asian="Calibri" style:font-name-complex="Calibri"/>
    </style:style>
    <style:style style:name="T78" style:parent-style-name="DefaultParagraphFont" style:family="text">
      <style:text-properties style:font-name="Calibri" style:font-name-asian="Calibri" style:font-name-complex="Calibri"/>
    </style:style>
    <style:style style:name="T79" style:parent-style-name="DefaultParagraphFont" style:family="text">
      <style:text-properties style:font-name="Calibri" style:font-name-asian="Calibri" style:font-name-complex="Calibri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Calibri" style:font-name-asian="Calibri" style:font-name-complex="Calibri"/>
    </style:style>
    <style:style style:name="P87" style:parent-style-name="Normal" style:family="paragraph">
      <style:paragraph-properties fo:margin-bottom="0in"/>
    </style:style>
    <style:style style:name="T88" style:parent-style-name="DefaultParagraphFont" style:family="text">
      <style:text-properties style:font-name="Calibri" style:font-name-asian="Calibri" style:font-name-complex="Calibri"/>
    </style:style>
    <style:style style:name="T89" style:parent-style-name="DefaultParagraphFont" style:family="text">
      <style:text-properties style:font-name="Calibri" style:font-name-asian="Calibri" style:font-name-complex="Calibri"/>
    </style:style>
    <style:style style:name="T90" style:parent-style-name="DefaultParagraphFont" style:family="text">
      <style:text-properties style:font-name="Calibri" style:font-name-asian="Calibri" style:font-name-complex="Calibri"/>
    </style:style>
    <style:style style:name="T91" style:parent-style-name="DefaultParagraphFont" style:family="text">
      <style:text-properties style:font-name="Calibri" style:font-name-asian="Calibri" style:font-name-complex="Calibri"/>
    </style:style>
    <style:style style:name="T92" style:parent-style-name="DefaultParagraphFont" style:family="text">
      <style:text-properties style:font-name="Calibri" style:font-name-asian="Calibri" style:font-name-complex="Calibri"/>
    </style:style>
    <style:style style:name="T93" style:parent-style-name="DefaultParagraphFont" style:family="text">
      <style:text-properties style:font-name="Calibri" style:font-name-asian="Calibri" style:font-name-complex="Calibri"/>
    </style:style>
    <style:style style:name="P94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9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96" style:parent-style-name="Normal" style:family="paragraph">
      <style:paragraph-properties fo:margin-bottom="0in"/>
    </style:style>
    <style:style style:name="T97" style:parent-style-name="DefaultParagraphFont" style:family="text">
      <style:text-properties style:font-name="Calibri" style:font-name-asian="Calibri" style:font-name-complex="Calibri"/>
    </style:style>
    <style:style style:name="P98" style:parent-style-name="Normal" style:family="paragraph">
      <style:paragraph-properties fo:margin-bottom="0in"/>
    </style:style>
    <style:style style:name="T99" style:parent-style-name="DefaultParagraphFont" style:family="text">
      <style:text-properties style:font-name="Calibri" style:font-name-asian="Calibri" style:font-name-complex="Calibri"/>
    </style:style>
    <style:style style:name="P100" style:parent-style-name="Normal" style:family="paragraph">
      <style:paragraph-properties fo:margin-bottom="0in"/>
    </style:style>
    <style:style style:name="T101" style:parent-style-name="DefaultParagraphFont" style:family="text">
      <style:text-properties style:font-name="Calibri" style:font-name-asian="Calibri" style:font-name-complex="Calibri"/>
    </style:style>
    <style:style style:name="T102" style:parent-style-name="DefaultParagraphFont" style:family="text">
      <style:text-properties style:font-name="Calibri" style:font-name-asian="Calibri" style:font-name-complex="Calibri"/>
    </style:style>
    <style:style style:name="T103" style:parent-style-name="DefaultParagraphFont" style:family="text">
      <style:text-properties style:font-name="Calibri" style:font-name-asian="Calibri" style:font-name-complex="Calibri"/>
    </style:style>
    <style:style style:name="T104" style:parent-style-name="DefaultParagraphFont" style:family="text">
      <style:text-properties style:font-name="Calibri" style:font-name-asian="Calibri" style:font-name-complex="Calibri"/>
    </style:style>
    <style:style style:name="T105" style:parent-style-name="DefaultParagraphFont" style:family="text">
      <style:text-properties style:font-name="Calibri" style:font-name-asian="Calibri" style:font-name-complex="Calibri"/>
    </style:style>
    <style:style style:name="T106" style:parent-style-name="DefaultParagraphFont" style:family="text">
      <style:text-properties style:font-name="Calibri" style:font-name-asian="Calibri" style:font-name-complex="Calibri"/>
    </style:style>
    <style:style style:name="P107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108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109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11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111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style:font-name="Calibri" style:font-name-asian="Calibri" style:font-name-complex="Calibri"/>
    </style:style>
    <style:style style:name="T114" style:parent-style-name="DefaultParagraphFont" style:family="text">
      <style:text-properties style:font-name="Calibri" style:font-name-asian="Calibri" style:font-name-complex="Calibri"/>
    </style:style>
    <style:style style:name="T115" style:parent-style-name="DefaultParagraphFont" style:family="text">
      <style:text-properties style:font-name="Calibri" style:font-name-asian="Calibri" style:font-name-complex="Calibri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11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122" style:parent-style-name="DefaultParagraphFont" style:family="text">
      <style:text-properties style:font-name="Calibri" style:font-name-asian="Calibri" style:font-name-complex="Calibri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style:font-name="Calibri" style:font-name-asian="Calibri" style:font-name-complex="Calibri"/>
    </style:style>
    <style:style style:name="P125" style:parent-style-name="Normal" style:family="paragraph">
      <style:paragraph-properties fo:margin-bottom="0in"/>
    </style:style>
    <style:style style:name="T126" style:parent-style-name="DefaultParagraphFont" style:family="text">
      <style:text-properties style:font-name="Calibri" style:font-name-asian="Calibri" style:font-name-complex="Calibri"/>
    </style:style>
    <style:style style:name="T127" style:parent-style-name="DefaultParagraphFont" style:family="text">
      <style:text-properties style:font-name="Calibri" style:font-name-asian="Calibri" style:font-name-complex="Calibri"/>
    </style:style>
    <style:style style:name="T128" style:parent-style-name="DefaultParagraphFont" style:family="text">
      <style:text-properties style:font-name="Calibri" style:font-name-asian="Calibri" style:font-name-complex="Calibri"/>
    </style:style>
    <style:style style:name="T129" style:parent-style-name="DefaultParagraphFont" style:family="text">
      <style:text-properties style:font-name="Calibri" style:font-name-asian="Calibri" style:font-name-complex="Calibri"/>
    </style:style>
    <style:style style:name="P130" style:parent-style-name="Normal" style:family="paragraph">
      <style:paragraph-properties fo:margin-bottom="0in"/>
    </style:style>
    <style:style style:name="T131" style:parent-style-name="DefaultParagraphFont" style:family="text">
      <style:text-properties style:font-name="Calibri" style:font-name-asian="Calibri" style:font-name-complex="Calibri"/>
    </style:style>
    <style:style style:name="P132" style:parent-style-name="Normal" style:family="paragraph">
      <style:paragraph-properties fo:margin-bottom="0in"/>
      <style:text-properties style:font-name="Calibri" style:font-name-asian="Calibri" style:font-name-complex="Calibri" fo:language="en" fo:country="US"/>
    </style:style>
    <style:style style:name="P133" style:parent-style-name="Normal" style:family="paragraph">
      <style:paragraph-properties fo:margin-bottom="0in"/>
    </style:style>
    <style:style style:name="T134" style:parent-style-name="DefaultParagraphFont" style:family="text">
      <style:text-properties style:font-name="Calibri" style:font-name-asian="Calibri" style:font-name-complex="Calibri"/>
    </style:style>
    <style:style style:name="P135" style:parent-style-name="Normal" style:family="paragraph">
      <style:paragraph-properties fo:margin-bottom="0in"/>
    </style:style>
    <style:style style:name="T136" style:parent-style-name="DefaultParagraphFont" style:family="text">
      <style:text-properties style:font-name="Calibri" style:font-name-asian="Calibri" style:font-name-complex="Calibri"/>
    </style:style>
    <style:style style:name="P137" style:parent-style-name="Normal" style:family="paragraph">
      <style:paragraph-properties fo:margin-bottom="0in"/>
    </style:style>
    <style:style style:name="T138" style:parent-style-name="DefaultParagraphFont" style:family="text">
      <style:text-properties style:font-name="Calibri" style:font-name-asian="Calibri" style:font-name-complex="Calibri"/>
    </style:style>
    <style:style style:name="P139" style:parent-style-name="Normal" style:family="paragraph">
      <style:text-properties style:font-name="Calibri" style:font-name-asian="Calibri" style:font-name-complex="Calibri"/>
    </style:style>
    <style:style style:name="P140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141" style:parent-style-name="DefaultParagraphFont" style:family="text">
      <style:text-properties style:font-name="Calibri" style:font-name-asian="Calibri" style:font-name-complex="Calibri"/>
    </style:style>
    <style:style style:name="T142" style:parent-style-name="DefaultParagraphFont" style:family="text">
      <style:text-properties style:font-name="Calibri" style:font-name-asian="Calibri" style:font-name-complex="Calibri"/>
    </style:style>
    <style:style style:name="T143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144" style:parent-style-name="DefaultParagraphFont" style:family="text">
      <style:text-properties style:font-name="Calibri" style:font-name-asian="Calibri" style:font-name-complex="Calibri"/>
    </style:style>
    <style:style style:name="T145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146" style:parent-style-name="DefaultParagraphFont" style:family="text">
      <style:text-properties style:font-name="Calibri" style:font-name-asian="Calibri" style:font-name-complex="Calibri"/>
    </style:style>
    <style:style style:name="T147" style:parent-style-name="DefaultParagraphFont" style:family="text">
      <style:text-properties style:font-name="Calibri" style:font-name-asian="Calibri" style:font-name-complex="Calibri"/>
    </style:style>
    <style:style style:name="T148" style:parent-style-name="DefaultParagraphFont" style:family="text">
      <style:text-properties style:font-name="Calibri" style:font-name-asian="Calibri" style:font-name-complex="Calibri"/>
    </style:style>
    <style:style style:name="T149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150" style:parent-style-name="DefaultParagraphFont" style:family="text">
      <style:text-properties style:font-name="Calibri" style:font-name-asian="Calibri" style:font-name-complex="Calibri"/>
    </style:style>
    <style:style style:name="P151" style:parent-style-name="Normal" style:family="paragraph">
      <style:text-properties style:font-name="Calibri" style:font-name-asian="Calibri" style:font-name-complex="Calibri"/>
    </style:style>
    <style:style style:name="P152" style:parent-style-name="Normal" style:family="paragraph">
      <style:text-properties style:font-name="Calibri" style:font-name-asian="Calibri" style:font-name-complex="Calibri"/>
    </style:style>
    <style:style style:name="T15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5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155" style:parent-style-name="Normal" style:family="paragraph">
      <style:text-properties style:font-name="Calibri" style:font-name-asian="Calibri" style:font-name-complex="Calibri"/>
    </style:style>
    <style:style style:name="P156" style:parent-style-name="Normal" style:family="paragraph">
      <style:text-properties style:font-name="Calibri" style:font-name-asian="Calibri" style:font-name-complex="Calibri"/>
    </style:style>
    <style:style style:name="P157" style:parent-style-name="Normal" style:family="paragraph">
      <style:text-properties style:font-name="Calibri" style:font-name-asian="Calibri" style:font-name-complex="Calibri"/>
    </style:style>
    <style:style style:name="P158" style:parent-style-name="Normal" style:family="paragraph">
      <style:text-properties style:font-name="Calibri" style:font-name-asian="Calibri" style:font-name-complex="Calibri"/>
    </style:style>
    <style:style style:name="P159" style:parent-style-name="Normal" style:family="paragraph">
      <style:text-properties style:font-name="Calibri" style:font-name-asian="Calibri" style:font-name-complex="Calibri"/>
    </style:style>
    <style:style style:name="P160" style:parent-style-name="Normal" style:family="paragraph">
      <style:text-properties style:font-name="Calibri" style:font-name-asian="Calibri" style:font-name-complex="Calibri"/>
    </style:style>
    <style:style style:name="P161" style:parent-style-name="Normal" style:family="paragraph">
      <style:text-properties style:font-name="Calibri" style:font-name-asian="Calibri" style:font-name-complex="Calibri"/>
    </style:style>
    <style:style style:name="P162" style:parent-style-name="Normal" style:family="paragraph">
      <style:text-properties style:font-name="Calibri" style:font-name-asian="Calibri" style:font-name-complex="Calibri"/>
    </style:style>
    <style:style style:name="P163" style:parent-style-name="Normal" style:family="paragraph">
      <style:text-properties style:font-name="Calibri" style:font-name-asian="Calibri" style:font-name-complex="Calibri"/>
    </style:style>
    <style:style style:name="P164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P165" style:parent-style-name="Normal" style:family="paragraph">
      <style:text-properties style:font-name="Calibri" style:font-name-asian="Calibri" style:font-name-complex="Calibri"/>
    </style:style>
    <style:style style:name="T166" style:parent-style-name="DefaultParagraphFont" style:family="text">
      <style:text-properties style:font-name="Calibri" style:font-name-asian="Calibri" style:font-name-complex="Calibri"/>
    </style:style>
    <style:style style:name="T167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168" style:parent-style-name="DefaultParagraphFont" style:family="text">
      <style:text-properties style:font-name="Calibri" style:font-name-asian="Calibri" style:font-name-complex="Calibri"/>
    </style:style>
    <style:style style:name="T169" style:parent-style-name="DefaultParagraphFont" style:family="text">
      <style:text-properties style:font-name="Calibri" style:font-name-asian="Calibri" style:font-name-complex="Calibri"/>
    </style:style>
    <style:style style:name="T170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171" style:parent-style-name="DefaultParagraphFont" style:family="text">
      <style:text-properties style:font-name="Calibri" style:font-name-asian="Calibri" style:font-name-complex="Calibri"/>
    </style:style>
    <style:style style:name="T172" style:parent-style-name="DefaultParagraphFont" style:family="text">
      <style:text-properties style:font-name="Calibri" style:font-name-asian="Calibri" style:font-name-complex="Calibri"/>
    </style:style>
    <style:style style:name="T173" style:parent-style-name="DefaultParagraphFont" style:family="text">
      <style:text-properties style:font-name="Calibri" style:font-name-asian="Calibri" style:font-name-complex="Calibri"/>
    </style:style>
    <style:style style:name="T174" style:parent-style-name="DefaultParagraphFont" style:family="text">
      <style:text-properties style:font-name="Calibri" style:font-name-asian="Calibri" style:font-name-complex="Calibri"/>
    </style:style>
    <style:style style:name="P175" style:parent-style-name="Normal" style:family="paragraph">
      <style:paragraph-properties fo:line-height="100%"/>
    </style:style>
    <style:style style:name="T17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177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178" style:parent-style-name="Normal" style:family="paragraph">
      <style:paragraph-properties fo:line-height="100%"/>
    </style:style>
    <style:style style:name="T17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80" style:parent-style-name="DefaultParagraphFont" style:family="text">
      <style:text-properties style:font-name="Calibri" style:font-name-asian="Calibri" style:font-name-complex="Calibri"/>
    </style:style>
    <style:style style:name="P181" style:parent-style-name="Normal" style:family="paragraph">
      <style:text-properties style:font-name="Calibri" style:font-name-asian="Calibri" style:font-name-complex="Calibri"/>
    </style:style>
    <style:style style:name="P182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P183" style:parent-style-name="Normal" style:family="paragraph">
      <style:text-properties style:font-name="Calibri" style:font-name-asian="Calibri" style:font-name-complex="Calibri"/>
    </style:style>
    <style:style style:name="P184" style:parent-style-name="Normal" style:family="paragraph">
      <style:paragraph-properties fo:text-indent="0.5in"/>
      <style:text-properties style:font-name="Calibri" style:font-name-asian="Calibri" style:font-name-complex="Calibri"/>
    </style:style>
    <style:style style:name="T185" style:parent-style-name="DefaultParagraphFont" style:family="text">
      <style:text-properties style:font-name="Calibri" style:font-name-asian="Calibri" style:font-name-complex="Calibri"/>
    </style:style>
    <style:style style:name="T18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87" style:parent-style-name="DefaultParagraphFont" style:family="text">
      <style:text-properties style:font-name="Calibri" style:font-name-asian="Calibri" style:font-name-complex="Calibri"/>
    </style:style>
    <style:style style:name="TableColumn189" style:family="table-column">
      <style:table-column-properties style:column-width="0.8854in" style:use-optimal-column-width="false"/>
    </style:style>
    <style:style style:name="TableColumn190" style:family="table-column">
      <style:table-column-properties style:column-width="5.375in" style:use-optimal-column-width="false"/>
    </style:style>
    <style:style style:name="Table188" style:family="table">
      <style:table-properties style:width="6.2604in" fo:margin-left="0in" table:align="left"/>
    </style:style>
    <style:style style:name="TableRow191" style:family="table-row">
      <style:table-row-properties style:min-row-height="0.2083in"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19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19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Row198" style:family="table-row">
      <style:table-row-properties style:min-row-height="0.2083in"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03" style:family="table-row">
      <style:table-row-properties style:min-row-height="0.2083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08" style:family="table-row">
      <style:table-row-properties style:min-row-height="0.2083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13" style:family="table-row">
      <style:table-row-properties style:min-row-height="0.2083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33" style:family="table-row">
      <style:table-row-properties style:min-row-height="0.2083in"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38" style:family="table-row">
      <style:table-row-properties style:min-row-height="0.2083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43" style:family="table-row">
      <style:table-row-properties style:min-row-height="0.2083in"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48" style:family="table-row">
      <style:table-row-properties style:min-row-height="0.2083in"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53" style:family="table-row">
      <style:table-row-properties style:min-row-height="0.2083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Row258" style:family="table-row">
      <style:table-row-properties style:min-row-height="0.2083in" style:use-optimal-row-height="false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/>
      <style:text-properties style:font-name="Calibri" style:font-name-asian="Calibri" style:font-name-complex="Calibri"/>
    </style:style>
    <style:style style:name="P263" style:parent-style-name="Normal" style:family="paragraph">
      <style:paragraph-properties fo:line-height="100%"/>
      <style:text-properties style:font-name="Calibri" style:font-name-asian="Calibri" style:font-name-complex="Calibri" fo:language="en" fo:country="US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Normal" style:family="paragraph">
      <style:text-properties fo:font-weight="bold" style:font-weight-asian="bold" style:font-weight-complex="bold"/>
    </style:style>
    <style:style style:name="T267" style:parent-style-name="DefaultParagraphFont" style:family="text">
      <style:text-properties fo:font-weight="bold" style:font-weight-asian="bold" style:font-weight-complex="bold"/>
    </style:style>
    <style:style style:name="P268" style:parent-style-name="ListParagraph" style:list-style-name="LFO1" style:family="paragraph"/>
    <style:style style:name="P269" style:parent-style-name="ListParagraph" style:list-style-name="LFO1" style:family="paragraph"/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AD<text:s/>Conventions</text:p>
      <text:p text:style-name="Normal"/>
      <text:p text:style-name="Normal"><text:span text:style-name="T2">Overview</text:span></text:p>
      <text:p text:style-name="Normal">To maintain homogeneity across all module designs, we should attempt to maintain a common structure across all FreeCAD files.<text:s/>This document hopes to<text:s/>formalise<text:s/>names and hierarchies.</text:p>
      <text:p text:style-name="P3"/>
      <text:p text:style-name="Normal"><text:span text:style-name="T4">Module Scope</text:span><text:span text:style-name="T5"><text:s/>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Minimum Viable Module Set</text:span></text:p>
          </table:table-cell>
          <table:table-cell table:style-name="TableCell13">
            <text:p text:style-name="P14"><text:span text:style-name="T15">General:</text:span></text:p>
            <text:p text:style-name="P16"><text:span text:style-name="T17">-<text:s/></text:span><text:span text:style-name="T18">[done]<text:s/></text:span><text:span text:style-name="T19">[bom]<text:s/></text:span><text:span text:style-name="T20">[drw]<text:s/></text:span><text:span text:style-name="T21">Base mat</text:span></text:p>
            <text:p text:style-name="P22"><text:span text:style-name="T23">-<text:s/></text:span><text:span text:style-name="T24">[done]<text:s/></text:span><text:span text:style-name="T25">[bom]<text:s/></text:span><text:span text:style-name="T26">[drw]<text:s/></text:span><text:span text:style-name="T27">Post holders</text:span></text:p>
            <text:p text:style-name="P28"><text:span text:style-name="T29">-<text:s/></text:span><text:span text:style-name="T30">[done]<text:s/></text:span><text:span text:style-name="T31">[bom]<text:s/></text:span><text:span text:style-name="T32">[drw]<text:s/></text:span><text:span text:style-name="T33">Posts</text:span></text:p>
            <text:p text:style-name="P34"><text:span text:style-name="T35">-</text:span><text:span text:style-name="T36"><text:s/>[done]<text:s/></text:span><text:span text:style-name="T37">[bom]<text:s/></text:span><text:span text:style-name="T38">Pedestals</text:span></text:p>
            <text:p text:style-name="P39"><text:span text:style-name="T40">-<text:s/></text:span><text:span text:style-name="T41">[done]<text:s/></text:span><text:span text:style-name="T42">[bom]<text:s/></text:span><text:span text:style-name="T43">Clamping fork</text:span></text:p>
            <text:p text:style-name="P44"/>
            <text:p text:style-name="P45"><text:span text:style-name="T46">Mounts:<text:s/></text:span></text:p>
            <text:p text:style-name="P47"><text:span text:style-name="T48">-<text:s/></text:span><text:span text:style-name="T49">[done]<text:s/></text:span><text:span text:style-name="T50">[bom]<text:s/></text:span><text:span text:style-name="T51">[drw]<text:s/></text:span><text:span text:style-name="T52">V-groove<text:s/></text:span><text:span text:style-name="T53">lens/</text:span><text:span text:style-name="T54">laser mount</text:span></text:p>
            <text:p text:style-name="P55"><text:span text:style-name="T56">-<text:s/></text:span><text:span text:style-name="T57">[done]<text:s/></text:span><text:span text:style-name="T58">[bom]<text:s/></text:span><text:span text:style-name="T59">Filter/mirror mount</text:span></text:p>
            <text:p text:style-name="P60"><text:span text:style-name="T61">-<text:s/></text:span><text:span text:style-name="T62">[done]<text:s/></text:span><text:span text:style-name="T63">[bom]<text:s/></text:span><text:span text:style-name="T64">Prism platform</text:span></text:p>
            <text:p text:style-name="P65"><text:span text:style-name="T66"><text:s/></text:span></text:p>
            <text:p text:style-name="P67"><text:span text:style-name="T68">Cage:</text:span></text:p>
            <text:p text:style-name="P69"><text:span text:style-name="T70">-<text:s/></text:span><text:span text:style-name="T71">[done]</text:span><text:span text:style-name="T72"><text:s/>[bom]</text:span><text:span text:style-name="T73"><text:s/></text:span><text:span text:style-name="T74">Poles</text:span></text:p>
            <text:p text:style-name="P75">-<text:s/>[done]<text:s/>[bom]<text:s/>Post mount</text:p>
            <text:p text:style-name="P76"><text:span text:style-name="T77">- [done]<text:s/></text:span><text:span text:style-name="T78">[bom]<text:s/></text:span><text:span text:style-name="T79">Structural tie</text:span></text:p>
          </table:table-cell>
        </table:table-row>
        <table:table-row table:style-name="TableRow80">
          <table:table-cell table:style-name="TableCell81">
            <text:p text:style-name="P82"><text:span text:style-name="T83">Preferred Module Set</text:span></text:p>
          </table:table-cell>
          <table:table-cell table:style-name="TableCell84">
            <text:p text:style-name="P85"><text:span text:style-name="T86">General:</text:span></text:p>
            <text:p text:style-name="P87"><text:span text:style-name="T88">-<text:s/></text:span><text:span text:style-name="T89">[done]</text:span><text:span text:style-name="T90"><text:s/></text:span><text:span text:style-name="T91">[bom]<text:s/></text:span><text:span text:style-name="T92">[drw]<text:s/></text:span><text:span text:style-name="T93">Cylindrical object mount</text:span></text:p>
            <text:p text:style-name="P94">-<text:s/>[done]<text:s/>[bom]<text:s/>XY translation lens holder</text:p>
            <text:p text:style-name="P95">- [done]<text:s/>[bom]<text:s/>[drw]<text:s/>XY rotation lens holder</text:p>
            <text:p text:style-name="P96"><text:span text:style-name="T97"><text:s/></text:span></text:p>
            <text:p text:style-name="P98"><text:span text:style-name="T99">Cage:</text:span></text:p>
            <text:p text:style-name="P100"><text:span text:style-name="T101">-<text:s/></text:span><text:span text:style-name="T102">[</text:span><text:span text:style-name="T103">done</text:span><text:span text:style-name="T104">]<text:s/></text:span><text:span text:style-name="T105">[bom]<text:s/></text:span><text:span text:style-name="T106">90° Junction</text:span></text:p>
            <text:p text:style-name="P107">- [done]<text:s/>[bom]<text:s/>Cross junction</text:p>
            <text:p text:style-name="P108">- [done]<text:s/>[bom]<text:s/>Side branch mount</text:p>
            <text:p text:style-name="P109">-<text:s/>[done]<text:s/>[bom]<text:s/>Spiral lens holder</text:p>
            <text:p text:style-name="P110">-<text:s/>[done]<text:s/>[bom]<text:s/>XY rotation lens holder</text:p>
            <text:p text:style-name="P111">- [done]<text:s/>[bom]<text:s/>XY translation lens<text:s/>holder</text:p>
            <text:p text:style-name="P112"><text:span text:style-name="T113">- [done]<text:s/></text:span><text:span text:style-name="T114">[bom]<text:s/></text:span><text:span text:style-name="T115">Pole-to-pole tie</text:span></text:p>
          </table:table-cell>
        </table:table-row>
        <table:table-row table:style-name="TableRow116">
          <table:table-cell table:style-name="TableCell117">
            <text:p text:style-name="P118"><text:span text:style-name="T119">Extended Module Set</text:span></text:p>
          </table:table-cell>
          <table:table-cell table:style-name="TableCell120">
            <text:p text:style-name="P121"><text:span text:style-name="T122">General:</text:span></text:p>
            <text:p text:style-name="P123"><text:span text:style-name="T124">- Motorised rotating filter mount</text:span></text:p>
            <text:p text:style-name="P125"><text:span text:style-name="T126">-<text:s/></text:span><text:span text:style-name="T127">[done]</text:span><text:span text:style-name="T128"><text:s/>[bom]</text:span><text:span text:style-name="T129"><text:s/>Iris</text:span></text:p>
            <text:p text:style-name="P130"><text:span text:style-name="T131">- Optical rail<text:s/></text:span></text:p>
            <text:p text:style-name="P132"/>
            <text:p text:style-name="P133"><text:span text:style-name="T134">Cage:</text:span></text:p>
            <text:p text:style-name="P135"><text:span text:style-name="T136">- Shearing interferometer casing</text:span></text:p>
            <text:p text:style-name="P137"><text:span text:style-name="T138">- Adapters for competing cage systems</text:span></text:p>
          </table:table-cell>
        </table:table-row>
      </table:table>
      <text:p text:style-name="P139"/>
      <text:p text:style-name="P140">Document Hierarchy</text:p>
      <text:p text:style-name="Normal"><text:span text:style-name="T141">All geometry (such as<text:s/></text:span><text:span text:style-name="T142">B</text:span><text:span text:style-name="T143">odies</text:span><text:span text:style-name="T144"><text:s/>created with Part Design workbench) should be encapsulated within a<text:s/></text:span><text:span text:style-name="T145">Part</text:span><text:span text:style-name="T146"><text:s/>object.</text:span><text:span text:style-name="T147"><text:s/>Multiple parts can be defined within the same document, but if they are meant to be separate objects, they should be enclosed<text:s/></text:span><text:span text:style-name="T148">different<text:s/></text:span><text:span text:style-name="T149">Parts</text:span><text:span text:style-name="T150">.</text:span></text:p>
      <text:p text:style-name="P151">Parts can be created with a button present in both the Part Design and Part workbenches.</text:p>
      <text:p text:style-name="P152"/>
      <text:p text:style-name="Normal"><text:span text:style-name="T153">File</text:span><text:span text:style-name="T154"><text:s/>Naming Conventions</text:span></text:p>
      <text:p text:style-name="P155">File names should be lower case and must not contain spaces.<text:s/>Descriptors<text:s/>filenames must be separated with dashes.<text:s/></text:p>
      <text:p text:style-name="P156">General format:</text:p>
      <text:p text:style-name="P157">&lt;name&gt;_&lt;name&gt;-&lt;descriptor&gt;</text:p>
      <text:p text:style-name="P158">Examples:</text:p>
      <text:p text:style-name="P159">junction-cross</text:p>
      <text:p text:style-name="P160">Junction-corner</text:p>
      <text:p text:style-name="P161">post_holder-60mm</text:p>
      <text:p text:style-name="P162">post_holder-70mm</text:p>
      <text:p text:style-name="P163"/>
      <text:p text:style-name="P164">Part<text:s/>Naming Conventions</text:p>
      <text:p text:style-name="P165">Parts should be given a friendly display name that can contain spaces and capitals.<text:s/></text:p>
      <text:p text:style-name="Normal"><text:span text:style-name="T166">All geometry within the<text:s/></text:span><text:span text:style-name="T167">Part</text:span><text:span text:style-name="T168"><text:s/></text:span><text:span text:style-name="T169">(</text:span><text:span text:style-name="T170">Bodies</text:span><text:span text:style-name="T171">, primitives, etc.) should be named in snake_case.</text:span><text:span text:style-name="T172"><text:s/>The naming of Part Design features and sketches does not matter<text:s/></text:span><text:span text:style-name="T173">provided</text:span><text:span text:style-name="T174"><text:s/>they are descriptive.<text:s/></text:span></text:p>
      <text:p text:style-name="P175"><text:span text:style-name="T176">Parameter Aliasing</text:span></text:p>
      <text:p text:style-name="P177">Where possible, dimensions should be<text:s/>referenced from a<text:s/>spreadsheet rather than hard-coded<text:s/>into the sketch or feature. This allows the creation of multiple<text:s/>linked copies of parts whose parameters can be altered independently.</text:p>
      <text:p text:style-name="P178"><text:span text:style-name="T179">Caution:<text:s/></text:span><text:span text:style-name="T180">When creating parametric models, values should be inherited from a single spreadsheet in a central file to avoid dependency loops. For example, if models FILE1 and FILE2 require a common value, they should both inherit it from a spreadsheet in FILE3. FILE1 and FILE2 must not reference each other directly.</text:span></text:p>
      <text:p text:style-name="P181"/>
      <text:p text:style-name="P182">Alias Naming Conventions</text:p>
      <text:p text:style-name="P183">FreeCAD Parameter aliases<text:s/>start<text:s/>with a sequence that indicates its type<text:s/>followed by its name. All characters should be lower case, and words should be separated by underscores (snake_case).</text:p>
      <text:p text:style-name="P184">&lt;parameter key&gt;_&lt;name&gt;</text:p>
      <text:p text:style-name="Normal"><text:span text:style-name="T185">For example, the inner radius of a shaft could be called<text:s/></text:span><text:span text:style-name="T186">ri_shaft</text:span><text:span text:style-name="T187">.</text:span></text:p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<text:span text:style-name="T194">Key</text:span></text:p>
          </table:table-cell>
          <table:table-cell table:style-name="TableCell195">
            <text:p text:style-name="P196"><text:span text:style-name="T197">Value</text:span></text:p>
          </table:table-cell>
        </table:table-row>
        <table:table-row table:style-name="TableRow198">
          <table:table-cell table:style-name="TableCell199">
            <text:p text:style-name="P200">w</text:p>
          </table:table-cell>
          <table:table-cell table:style-name="TableCell201">
            <text:p text:style-name="P202">Width</text:p>
          </table:table-cell>
        </table:table-row>
        <table:table-row table:style-name="TableRow203">
          <table:table-cell table:style-name="TableCell204">
            <text:p text:style-name="P205">h</text:p>
          </table:table-cell>
          <table:table-cell table:style-name="TableCell206">
            <text:p text:style-name="P207">Height</text:p>
          </table:table-cell>
        </table:table-row>
        <table:table-row table:style-name="TableRow208">
          <table:table-cell table:style-name="TableCell209">
            <text:p text:style-name="P210">t</text:p>
          </table:table-cell>
          <table:table-cell table:style-name="TableCell211">
            <text:p text:style-name="P212">Thickness</text:p>
          </table:table-cell>
        </table:table-row>
        <table:table-row table:style-name="TableRow213">
          <table:table-cell table:style-name="TableCell214">
            <text:p text:style-name="P215">wt</text:p>
          </table:table-cell>
          <table:table-cell table:style-name="TableCell216">
            <text:p text:style-name="P217">Wall Thickness</text:p>
          </table:table-cell>
        </table:table-row>
        <table:table-row table:style-name="TableRow218">
          <table:table-cell table:style-name="TableCell219">
            <text:p text:style-name="P220">l</text:p>
          </table:table-cell>
          <table:table-cell table:style-name="TableCell221">
            <text:p text:style-name="P222">Length</text:p>
          </table:table-cell>
        </table:table-row>
        <table:table-row table:style-name="TableRow223">
          <table:table-cell table:style-name="TableCell224">
            <text:p text:style-name="P225">[dr]i</text:p>
          </table:table-cell>
          <table:table-cell table:style-name="TableCell226">
            <text:p text:style-name="P227">Inner radius/diameter</text:p>
          </table:table-cell>
        </table:table-row>
        <table:table-row table:style-name="TableRow228">
          <table:table-cell table:style-name="TableCell229">
            <text:p text:style-name="P230">[dr]o</text:p>
          </table:table-cell>
          <table:table-cell table:style-name="TableCell231">
            <text:p text:style-name="P232">Outer radius/diameter</text:p>
          </table:table-cell>
        </table:table-row>
        <table:table-row table:style-name="TableRow233">
          <table:table-cell table:style-name="TableCell234">
            <text:p text:style-name="P235">[dr]m</text:p>
          </table:table-cell>
          <table:table-cell table:style-name="TableCell236">
            <text:p text:style-name="P237">Major radius/diameter</text:p>
          </table:table-cell>
        </table:table-row>
        <table:table-row table:style-name="TableRow238">
          <table:table-cell table:style-name="TableCell239">
            <text:p text:style-name="P240">[dr]mi</text:p>
          </table:table-cell>
          <table:table-cell table:style-name="TableCell241">
            <text:p text:style-name="P242">Minor radius/diameter</text:p>
          </table:table-cell>
        </table:table-row>
        <table:table-row table:style-name="TableRow243">
          <table:table-cell table:style-name="TableCell244">
            <text:p text:style-name="P245">a</text:p>
          </table:table-cell>
          <table:table-cell table:style-name="TableCell246">
            <text:p text:style-name="P247">Angle</text:p>
          </table:table-cell>
        </table:table-row>
        <table:table-row table:style-name="TableRow248">
          <table:table-cell table:style-name="TableCell249">
            <text:p text:style-name="P250">pt</text:p>
          </table:table-cell>
          <table:table-cell table:style-name="TableCell251">
            <text:p text:style-name="P252">Pitch</text:p>
          </table:table-cell>
        </table:table-row>
        <table:table-row table:style-name="TableRow253">
          <table:table-cell table:style-name="TableCell254">
            <text:p text:style-name="P255">off</text:p>
          </table:table-cell>
          <table:table-cell table:style-name="TableCell256">
            <text:p text:style-name="P257">Offset</text:p>
          </table:table-cell>
        </table:table-row>
        <table:table-row table:style-name="TableRow258">
          <table:table-cell table:style-name="TableCell259">
            <text:p text:style-name="P260">c</text:p>
          </table:table-cell>
          <table:table-cell table:style-name="TableCell261">
            <text:p text:style-name="P262">Clearance</text:p>
          </table:table-cell>
        </table:table-row>
      </table:table>
      <text:p text:style-name="P263"/>
      <text:p text:style-name="Normal"><text:span text:style-name="T264">Configuration Tables</text:span></text:p>
      <text:p text:style-name="Normal">Configuration<text:s/>tables allow parts to be switched between multiple sets of parameters defined in a spreadsheet. This is useful for creating parts which follow the same pattern but have altered dimensions.<text:s/></text:p>
      <text:p text:style-name="Normal">Tutorials:</text:p>
      <text:p text:style-name="Normal"><text:a xlink:href="https://www.youtube.com/watch?v=D0f7bkNGAOg&amp;t=346s" office:target-frame-name="_top" xlink:show="replace"><text:span text:style-name="Hyperlink">https://www.youtube.com/watch?v=D0f7bkNGAOg&amp;t=346s</text:span></text:a></text:p>
      <text:p text:style-name="Normal"><text:a xlink:href="https://www.youtube.com/watch?v=nAmwGUuvnjs" office:target-frame-name="_top" xlink:show="replace"><text:span text:style-name="Hyperlink">https://www.youtube.com/watch?v=nAmwGUuvnjs</text:span></text:a></text:p>
      <text:p text:style-name="Normal"/>
      <text:h text:style-name="Heading2" text:outline-level="2">General Design Features</text:h>
      <text:p text:style-name="Normal"/>
      <text:p text:style-name="Normal"><text:span text:style-name="T265">FreeCAD Topological Naming Problem</text:span></text:p>
      <text:p text:style-name="Normal">A major issue in FreeCAD is that the creation of new geometry can cause geometry that<text:s/>depends on<text:s/>it to break. This can result<text:s/>in<text:s/>fillets on the wrong edges, sketches attached to curves and all sorts of weird things. <text:s/></text:p>
      <text:p text:style-name="Normal">More information, including how to avoid the issue:<text:s/><text:a xlink:href="https://wiki.freecadweb.org/Topological_naming_problem" office:target-frame-name="_top" xlink:show="replace"><text:span text:style-name="Hyperlink">https://wiki.freecadweb.org/Topological_naming_problem</text:span></text:a></text:p>
      <text:p text:style-name="Normal">Alternatively, the Linkstage3 branch of FreeCAD<text:s/>(maintained by Realthunder)<text:s/>can be used. This includes<text:s/>automatic and backwards-compatible solutions<text:s/>for the topological naming problem that work in most cases:</text:p>
      <text:p text:style-name="Normal"><text:a xlink:href="https://github.com/realthunder/FreeCAD/releases" office:target-frame-name="_top" xlink:show="replace"><text:span text:style-name="Hyperlink">https://github.com/realthunder/FreeCAD/releases</text:span></text:a></text:p>
      <text:p text:style-name="Normal"/>
      <text:p text:style-name="P266">Fillets</text:p>
      <text:p text:style-name="Normal">It is recommended to replace sharp edges with fillets to avoid stress concentrations.<text:s/></text:p>
      <text:p text:style-name="Normal">For<text:s/>visual<text:s/>consistency across all parts, try to make fillets with<text:s/>lengths<text:s/>of 1mm or 0.5mm.<text:s/></text:p>
      <text:p text:style-name="Normal"/>
      <text:p text:style-name="Normal"><text:span text:style-name="T267">Design for 3D Printing</text:span></text:p>
      <text:p text:style-name="Normal">To be printed effectively a part must have:</text:p>
      <text:list text:style-name="LFO1" text:continue-numbering="true">
        <text:list-item>
          <text:p text:style-name="P268">Good adhesion with the platform.</text:p>
        </text:list-item>
        <text:list-item>
          <text:p text:style-name="P269">No significant overhangs</text:p>
        </text:list-item>
      </text:list>
      <text:p text:style-name="Normal">Parts should have a flat surface that will be in contact with the base during manufacture. Overhangs should be avoided.</text:p>
      <text:p text:style-name="Normal"/>
      <text:p text:style-name="Normal"><text:span text:style-name="T270">Threads</text:span></text:p>
      <text:p text:style-name="Normal">For maximum accessibility, built-in threads below M5 are to be avoided in favour of metal thread inserts. This removes the requirement for a very high-quality 3D printer which some users will have access to.<text:s/>If a built-in thread is required, it can be generated with the Hole feature in the Part Design workbench.<text:s/></text:p>
      <text:p text:style-name="Normal">A question about 3D-printing threads:</text:p>
      <text:p text:style-name="Normal"><text:a xlink:href="https://3dprinting.stackexchange.com/questions/3160/printing-screws-is-the-output-usable-m3-or-m4" office:target-frame-name="_top" xlink:show="replace"><text:span text:style-name="Hyperlink">https://3dprinting.stackexchange.com/questions/3160/printing-screws-is-the-output-usable-m3-or-m4</text:span></text:a></text:p>
      <text:p text:style-name="Normal"/>
      <text:p text:style-name="Normal"><text:span text:style-name="T271">Drawings</text:span></text:p>
      <text:p text:style-name="Normal">Drawings must be made on the TechDraw workbench. To start a new drawing, click on ‘Insert Page Using Template’ and select<text:s/>‘A?_Landscape_ISO7200_Pep.svg’. The title block can be filled out by double-clicking<text:s/>on the green highlighted areas. Fields in the title block should be full capitals (I think).</text:p>
      <text:p text:style-name="Normal">The ‘Insert Projection Group’ button can be used to create first and third angle projections.<text:s/></text:p>
      <text:p text:style-name="Normal">The style of dimension arrows can be changed in the ‘Drawing Style’ dropdown in the task dialogue. ISO Referencing may be clearer than the default sty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font-size="28pt" style:font-size-asian="28pt" style:font-size-complex="28pt" fo:language="en" fo:country="GB"/>
    </style:style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MS Gothic" style:font-name-complex="Times New Roman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Subtitle" style:display-name="Subtitle" style:family="paragraph" style:parent-style-name="Normal" style:next-style-name="Normal">
      <style:text-properties style:font-name-asian="MS Mincho" fo:color="#5A5A5A" fo:hyphenate="false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IntenseQuote" style:display-name="Intense Quote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 fo:language="en" fo:country="GB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color="#2F5496" fo:font-size="13pt" style:font-size-asian="13pt" style:font-size-complex="13pt" fo:language="en" fo:country="GB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3763" fo:font-size="12pt" style:font-size-asian="12pt" style:font-size-complex="12pt" fo:language="en" fo:country="GB"/>
    </style:style>
    <style:style style:name="Heading4Char" style:display-name="Heading 4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F5496" fo:language="en" fo:country="GB"/>
    </style:style>
    <style:style style:name="Heading5Char" style:display-name="Heading 5 Char" style:family="text" style:parent-style-name="DefaultParagraphFont">
      <style:text-properties style:font-name="Calibri Light" style:font-name-asian="MS Gothic" style:font-name-complex="Times New Roman" fo:color="#2F5496" fo:language="en" fo:country="GB"/>
    </style:style>
    <style:style style:name="Heading6Char" style:display-name="Heading 6 Char" style:family="text" style:parent-style-name="DefaultParagraphFont">
      <style:text-properties style:font-name="Calibri Light" style:font-name-asian="MS Gothic" style:font-name-complex="Times New Roman" fo:color="#1F3763" fo:language="en" fo:country="GB"/>
    </style:style>
    <style:style style:name="Heading7Char" style:display-name="Heading 7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1F3763" fo:language="en" fo:country="GB"/>
    </style:style>
    <style:style style:name="Heading8Char" style:display-name="Heading 8 Char" style:family="text" style:parent-style-name="DefaultParagraphFont">
      <style:text-properties style:font-name="Calibri Light" style:font-name-asian="MS Gothic" style:font-name-complex="Times New Roman" fo:color="#272727" fo:font-size="10.5pt" style:font-size-asian="10.5pt" style:font-size-complex="10.5pt" fo:language="en" fo:country="GB"/>
    </style:style>
    <style:style style:name="Heading9Char" style:display-name="Heading 9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language="en" fo:country="GB"/>
    </style:style>
    <style:style style:name="SubtitleChar" style:display-name="Subtitle Char" style:family="text" style:parent-style-name="DefaultParagraphFont">
      <style:text-properties style:font-name="Calibri" style:font-name-asian="MS Mincho" style:font-name-complex="Arial" fo:color="#5A5A5A" fo:language="en" fo:country="GB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GB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 fo:language="en" fo:country="GB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EndnoteText" style:display-name="End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 fo:language="en" fo:country="GB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style:style style:name="FootnoteText" style:display-name="Foot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 fo:language="en" fo:country="GB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LEY-MENZIES, THOMAS A. (Student)</meta:initial-creator>
    <dc:creator>PALEY-MENZIES, THOMAS A. (Student)</dc:creator>
    <meta:creation-date>2023-03-16T13:55:00Z</meta:creation-date>
    <dc:date>2023-03-16T13:55:00Z</dc:date>
    <meta:template xlink:href="Normal.dotm" xlink:type="simple"/>
    <meta:editing-cycles>1</meta:editing-cycles>
    <meta:editing-duration>PT0S</meta:editing-duration>
    <meta:user-defined meta:name="ContentTypeId">0x0101005954B46905DA6244913048F409CA980E</meta:user-defined>
    <meta:document-statistic meta:page-count="1" meta:paragraph-count="12" meta:word-count="899" meta:character-count="6012" meta:row-count="42" meta:non-whitespace-character-count="5125"/>
  </office:meta>
</office:document-meta>
</file>